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0000000F084D53C69.png" manifest:media-type=""/>
  <manifest:file-entry manifest:full-path="meta.xml" manifest:media-type="text/xml"/>
  <manifest:file-entry manifest:full-path="Dialogs/Standard/Carta_Exigencia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Segoe UI" svg:font-family="'Segoe UI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09f30d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9f30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01f541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letter-kerning="true" style:font-size-asian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7" style:family="paragraph" style:parent-style-name="Standard">
      <style:paragraph-properties loext:contextual-spacing="false" fo:margin-top="1cm" fo:margin-bottom="0cm" style:contextual-spacing="false" fo:text-align="center" style:justify-single-word="false"/>
      <style:text-properties fo:text-transform="uppercase" style:font-name="Times New Roman" fo:font-size="12pt" fo:font-weight="bold" style:letter-kerning="true" style:font-size-asian="12pt" style:font-weight-asian="bold" style:font-weight-complex="bold"/>
    </style:style>
    <style:style style:name="P8" style:family="paragraph" style:parent-style-name="Standard">
      <style:paragraph-properties loext:contextual-spacing="false" fo:margin-top="0cm" fo:margin-bottom="1cm" style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9" style:family="paragraph" style:parent-style-name="Standard">
      <style:paragraph-properties loext:contextual-spacing="false" fo:margin-top="0cm" fo:margin-bottom="1cm" style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loext:contextual-spacing="false" fo:margin-top="0cm" fo:margin-bottom="1cm" style:contextual-spacing="false" fo:line-height="100%" fo:text-align="center" style:justify-single-word="false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loext:contextual-spacing="false" fo:margin-top="0cm" fo:margin-bottom="0.139cm" style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1cm" fo:margin-bottom="1cm" style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3" style:family="paragraph" style:parent-style-name="Standard">
      <style:paragraph-properties loext:contextual-spacing="false" fo:margin-left="0cm" fo:margin-right="0cm" fo:margin-top="0.101cm" fo:margin-bottom="0.101cm" style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4" style:family="paragraph" style:parent-style-name="Standard">
      <style:paragraph-properties loext:contextual-spacing="false" fo:margin-left="0cm" fo:margin-right="0cm" fo:margin-top="0.101cm" fo:margin-bottom="0.101cm" style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rsid="00039978" officeooo:paragraph-rsid="00039978" style:letter-kerning="true" style:font-style-asian="normal" style:font-style-complex="normal"/>
    </style:style>
    <style:style style:name="P15" style:family="paragraph" style:parent-style-name="Header">
      <style:paragraph-properties fo:text-align="end" style:justify-single-word="false"/>
      <style:text-properties style:font-name="Trebuchet MS" fo:font-size="7pt" fo:font-weight="normal" officeooo:paragraph-rsid="0009f30d" style:font-size-asian="7pt" style:font-weight-asian="normal" style:font-size-complex="7pt" style:font-weight-complex="normal"/>
    </style:style>
    <style:style style:name="P16" style:family="paragraph" style:parent-style-name="Standard" style:list-style-name="L9">
      <style:paragraph-properties loext:contextual-spacing="false" fo:margin-left="1.27cm" fo:margin-right="0cm" fo:margin-top="0cm" fo:margin-bottom="1.139cm" style:contextual-spacing="false" fo:text-align="start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7" style:family="paragraph" style:parent-style-name="Standard">
      <style:paragraph-properties loext:contextual-spacing="false" fo:margin-top="0cm" fo:margin-bottom="0.139cm" style:contextual-spacing="false" fo:line-height="100%"/>
      <style:text-properties style:font-name="Times New Roman" fo:font-style="normal" fo:font-weight="normal" officeooo:rsid="000a058d" officeooo:paragraph-rsid="000a058d" style:letter-kerning="true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0cm" fo:margin-top="0.101cm" fo:margin-bottom="0.101cm" style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0a058d" style:letter-kerning="true" style:font-style-asian="normal" style:font-style-complex="normal"/>
    </style:style>
    <style:style style:name="P19" style:family="paragraph" style:parent-style-name="Standard">
      <style:paragraph-properties loext:contextual-spacing="false" fo:margin-left="0cm" fo:margin-right="0cm" fo:margin-top="0.101cm" fo:margin-bottom="0.101cm" style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0a058d" style:letter-kerning="true" style:font-style-asian="normal" style:font-style-complex="normal"/>
    </style:style>
    <style:style style:name="P20" style:family="paragraph" style:parent-style-name="Standard">
      <style:paragraph-properties loext:contextual-spacing="false" fo:margin-left="0cm" fo:margin-right="0cm" fo:margin-top="0.101cm" fo:margin-bottom="0.101cm" style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0a058d" style:letter-kerning="true" style:font-style-asian="normal" style:font-style-complex="normal"/>
    </style:style>
    <style:style style:name="P21" style:family="paragraph" style:parent-style-name="Standard">
      <style:paragraph-properties loext:contextual-spacing="false" fo:margin-left="0cm" fo:margin-right="0cm" fo:margin-top="0.101cm" fo:margin-bottom="0.101cm" style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rsid="001afcc1" officeooo:paragraph-rsid="000a058d" style:letter-kerning="true" style:font-style-asian="normal" style:font-style-complex="normal"/>
    </style:style>
    <style:style style:name="P22" style:family="paragraph" style:parent-style-name="Standard">
      <style:paragraph-properties loext:contextual-spacing="false" fo:margin-left="1.251cm" fo:margin-right="0cm" fo:margin-top="0.101cm" fo:margin-bottom="0.101cm" style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ize="11pt" fo:font-style="italic" officeooo:rsid="00133056" officeooo:paragraph-rsid="000a058d" style:letter-kerning="true" style:font-size-asian="11pt" style:font-style-asian="italic" style:font-size-complex="11pt" style:font-style-complex="italic"/>
    </style:style>
    <style:style style:name="P23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text-align="center"/>
    </style:style>
    <style:style style:name="T1" style:family="text">
      <style:text-properties style:font-name="Arial" fo:font-weight="normal" officeooo:rsid="00369246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058d" style:font-weight-asian="bold" style:font-weight-complex="bold"/>
    </style:style>
    <style:style style:name="T4" style:family="text">
      <style:text-properties fo:font-weight="bold" officeooo:rsid="00039978" style:font-weight-asian="bold" style:font-weight-complex="bold"/>
    </style:style>
    <style:style style:name="T5" style:family="text">
      <style:text-properties fo:font-weight="bold" officeooo:rsid="000361ff" style:font-weight-asian="bold" style:font-weight-complex="bold"/>
    </style:style>
    <style:style style:name="T6" style:family="text">
      <style:text-properties officeooo:rsid="00039978"/>
    </style:style>
    <style:style style:name="T7" style:family="text">
      <style:text-properties officeooo:rsid="00042042"/>
    </style:style>
    <style:style style:name="T8" style:family="text">
      <style:text-properties style:font-name="Times New Roman1" officeooo:rsid="00042042"/>
    </style:style>
    <style:style style:name="T9" style:family="text">
      <style:text-properties officeooo:rsid="0009f30d"/>
    </style:style>
    <style:style style:name="T10" style:family="text">
      <style:text-properties officeooo:rsid="000a058d"/>
    </style:style>
    <style:style style:name="T11" style:family="text">
      <style:text-properties fo:font-weight="normal" officeooo:rsid="000361ff" style:font-weight-asian="normal" style:font-weight-complex="normal"/>
    </style:style>
    <style:style style:name="T12" style:family="text">
      <style:text-properties officeooo:rsid="00133056"/>
    </style:style>
    <style:style style:name="T13" style:family="text">
      <style:text-properties officeooo:rsid="001afcc1"/>
    </style:style>
    <style:style style:name="T14" style:family="text">
      <style:text-properties fo:color="#000000" style:text-outline="false" style:text-line-through-style="none" style:text-position="0% 100%" style:font-name="Trebuchet MS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Carta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24" svg:x1="0cm" svg:y1="14.85cm" svg:x2="0.701cm" svg:y2="14.85cm">
        <text:p/>
      </draw:line>
      <text:p text:style-name="P8">Belo Horizonte, <text:date style:data-style-name="N76" text:date-value="2016-10-14T15:12:29.151999852">14 de outubro de 2016</text:date>.</text:p>
      <text:p text:style-name="P11">A Sua Senhoria o(a) Senhor(a)</text:p>
      <text:p text:style-name="P17">Lazaro Jose do Carmo</text:p>
      <text:p text:style-name="P11">NIT: 1.<text:span text:style-name="T10">154.885.775-5</text:span></text:p>
      <text:p text:style-name="P9"><text:user-field-get text:name="Assunto">Assunto: </text:user-field-get><text:span text:style-name="T3">Majoração de 25% da Renda Mensal</text:span></text:p>
      <text:p text:style-name="P10">Ben: B<text:span text:style-name="T10">42/085.442.931-0</text:span></text:p>
      <text:list xml:id="list5532367789257374258" text:style-name="L9">
        <text:list-header>
          <text:p text:style-name="P16">Prezado(a) Senhor(a),</text:p>
        </text:list-header>
      </text:list>
      <text:p text:style-name="P18">Em atenção a sua solicitação de majoração de 25% da renda mensal apresentad<text:span text:style-name="T10">a</text:span> no dia <text:span text:style-name="T10">14/10/2015</text:span>, informamos que <text:drop-down text:name=""><text:label text:value="foi reconhecido"/><text:label text:current-selected="true" text:value="não foi reconhecido"/>não foi reconhecido</text:drop-down> o direito à majoração <text:span text:style-name="T13"><text:drop-down text:name=""><text:label text:value="."/><text:label text:current-selected="true" text:value=" por falta de previsão legal."/><text:label text:value="por não ter sido comprovado, na perícia médica, a necessidade de assistência permanente de outra pessoa."/> por falta de previsão legal.</text:drop-down></text:span></text:p>
      <text:p text:style-name="P21">De acordo com o art. 45º do Decreto 3.048 de 6 de maio de 1999, a majoração de 25% da renda mensal é pago apenas ao benefício de aposentadoria por invalidez.</text:p>
      <text:p text:style-name="P18">Desta decisão poderá ser interposto <text:tab/>recurso à Junta de Recursos da Previdência Social, dentro do prazo de 30 (trinta) dias, contados da data do recebimento da presente comunicação.</text:p>
      <text:p text:style-name="P18"><text:span text:style-name="T6">O recurso deverá ser protocolado na Agência da Previdência Social – <text:s/></text:span><text:span text:style-name="T6"><text:drop-down text:name=""><text:label text:value="Belo Horizonte Barreiro, situada na Av. Tito Fulgêncio, 104 – Barreiro – Belo Horizonte/MG"/><text:label text:value="Belo Horizonte Floresta, situada na Rua Guaicurus, 312, 2º andar – Centro – Belo Horizonte/MG"/><text:label text:value="Belo Horizonte Oeste, situada na Rua Espírito Santo, 54 – Centro – Belo Horizonte/MG"/><text:label text:current-selected="true" text:value="Belo Horizonte Padre Eustáquio, situada na Rua Padre Eustáquio, 1831, 2º andar – Padre Eustáquio – Belo Horizonte/MG"/><text:label text:value="Belo Horizonte Santa Efigênia, situada na Rua Tupinambás, 361 – Centro – Belo Horizonte/MG"/><text:label text:value="Belo Horizonte Sul, situada na Av. Afonso Pena, 342 – Térreo – Centro – Belo Horizonte/MG"/><text:label text:value="Belo Horizonte Venda Nova, situada na Av. Dom Pedro I, 2077 – São João Batista – Belo Horizonte/MG"/><text:label text:value="de Atendimento a Demandas Judiciais de Belo Horizonte, situada na Av. Amazonas, 266, 0º andar – Centro – Belo Horizonte/MG"/><text:label text:value="de Benefícios por Incapacidade de Belo Horizonte, situada na Rua Padre Eustáquio, 1831 – Padre Eustáquio – Belo Horizonte/MG"/><text:label text:value="Contagem, situada na Av. Cardeal Eugênio Pacelli, 1819 – Cidade Industrial – Contagem/MG"/><text:label text:value="Belo Horizonte Sul, situada na R. Guaicurus, 312, 2º andar - Centro - Belo Horizonte/MG"/>Belo Horizonte Padre Eustáquio, situada na Rua Padre Eustáquio, 1831, 2º andar – Padre Eustáquio – Belo Horizonte/MG</text:drop-down></text:span><text:span text:style-name="T6">, no horário de 07:00 as 17:00, pessoalmente ou via representante legal, no </text:span><text:span text:style-name="T4">setor de </text:span><text:span text:style-name="T5">revisão e recurso</text:span><text:span text:style-name="T11">, mediante agendamento prévio</text:span><text:span text:style-name="T6">.</text:span></text:p>
      <text:p text:style-name="P12">Atenciosamente,</text:p>
      <text:p text:style-name="P7"><text:author-name text:fixed="false">Douglas Rodrigues de Almeida</text:author-name><office:annotation><dc:creator>Douglas Rodrigues de Almeida</dc:creator><dc:date>2010-06-29T10:07:15</dc:date><text:p text:style-name="P23"><text:span text:style-name="T14">DICA: Digite seu nome completo nesta linha.</text:span></text:p><text:p text:style-name="P23"><text:span text:style-name="T14">Se você é o único funcionário que usa este computador, clique em Ferramentas e depois em Opções e complete com seu nome na caixa Nome e Sobrenome para seu nome aparecer aqui automaticamente.</text:span></text:p><text:p text:style-name="P23"><text:span text:style-name="T14">Além disso, insira sua matrícula no campo Cargo.</text:span></text:p></office:annotation></text:p>
      <text:p text:style-name="P5">Técnico do Seguro Social</text:p>
      <text:p text:style-name="P6">Matrícula: <text:sender-position text:fixed="fals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Segoe UI" svg:font-family="'Segoe UI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rie" fo:font-family="Erie" style:font-style-name="Regular" style:font-family-generic="swiss" style:font-pitch="variable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7pt" fo:font-weight="normal" officeooo:paragraph-rsid="0009f30d" style:font-size-asian="7pt" style:font-weight-asian="normal" style:font-size-complex="7pt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9f30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09f30d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01f541" style:font-size-asian="9pt" style:font-style-asian="normal" style:font-weight-asian="normal" style:font-size-complex="9pt" style:font-style-complex="normal" style:font-weight-complex="normal"/>
    </style:style>
    <style:style style:name="MT1" style:family="text">
      <style:text-properties style:font-name="Arial" fo:font-weight="normal" officeooo:rsid="00369246" style:font-weight-asian="normal" style:font-weight-complex="normal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paragraph" svg:y="0.6cm" svg:width="2.032cm" svg:height="2.032cm" draw:z-index="1"><draw:image xlink:href="Pictures/10000000000000F0000000F084D53C69.png" xlink:type="simple" xlink:show="embed" xlink:actuate="onLoad"/></draw:frame>2012</text:p>
        <text:p text:style-name="MP2"/>
        <text:p text:style-name="MP3"/>
        <text:p text:style-name="MP2"><draw:frame draw:style-name="Mfr1" draw:name="Figura1" text:anchor-type="paragraph" svg:y="0.6cm" svg:width="2.032cm" svg:height="2.032cm" draw:z-index="2"><draw:image xlink:href="Pictures/10000000000000F0000000F084D53C69.png" xlink:type="simple" xlink:show="embed" xlink:actuate="onLoad"/></draw:frame><text:span text:style-name="MT1">INSTITUTO NACIONAL DO SEGURO SOCIAL</text:span><office:annotation><dc:creator>Douglas Rodrigues de Almeida</dc:creator><dc:date>2010-06-28T18:33:59</dc:date><text:p>Modelo de Documentos 2013</text:p><text:p/><text:p>Consulte mais modelos em: <text:a xlink:href="http://10.32.96.22/" xlink:type="simple">http://www-bhsul/</text:a></text:p><text:p/><text:p>Não se preocupe! Estas anotações laterais não serão impressas com este documento.</text:p></office:annotation></text:p>
      </style:header>
      <style:footer>
        <text:p text:style-name="MP4">Proteção para o trabalhador e sua família</text:p>
        <text:p text:style-name="MP5"><text:drop-down text:name=""><text:label text:value="APS Belo Horizonte Barreiro - Av. Tito Fulgêncio, 104, Barreiro - CEP: 32215-000"/><text:label text:value="APS Belo Horizonte Floresta - Rua Guaicurus, 312, 2º andar Centro - CEP: 30111-060"/><text:label text:value="APS Belo Horizonte Oeste - Rua Espírito Santo, 54, Centro - CEP: 30160-030"/><text:label text:current-selected="true" text:value="APS Belo Horizonte Padre Eustáquio - Rua Padre Eustáquio, 1831, 2º andar, Padre Eustáquio - CEP:30720-100"/><text:label text:value="APS Belo Horizonte Santa Efigênia - R. Tupinambás, 361, Centro - CEP: 30120-070"/><text:label text:value="APS Belo Horizonte Sul – Av. Afonso Pena, 342, Centro – CEP: 30130-001"/><text:label text:value="APS Belo Horizonte Venda Nova - Av. Dom Pedro I, 2077, São João Batista - CEP: 31515-300"/><text:label text:value="APS ADJ Belo Horizonte - Av. Amazonas, 266, 0º andar, Centro - CEP: 30180-001"/><text:label text:value="APS BI Belo Horizonte - Rua Padre Eustáquio, 1831, 1º andar, Padre Eustáquio - CEP: 30720-100"/><text:label text:value="APS Contagem - Av. Cardeal Eugênio Pacelli, 1819, Cidade Industrial - CEP: 32210-000"/><text:label text:value="APS Belo Horizonte Sul - R. Guaicurus, 312, 2º andar, Centro - CEP: 30.111-060"/>APS Belo Horizonte Padre Eustáquio - Rua Padre Eustáquio, 1831, 2º andar, Padre Eustáquio - CEP:30720-100</text:drop-dow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06-08-17T15:36:21</meta:creation-date>
    <dc:date>2016-10-14T15:12:29.034000000</dc:date>
    <meta:print-date>2016-10-14T15:12:24.499000000</meta:print-date>
    <dc:language>pt-BR</dc:language>
    <meta:editing-cycles>188</meta:editing-cycles>
    <meta:editing-duration>PT12H12M31S</meta:editing-duration>
    <dc:title>Resultado da revisão de salário de benefício</dc:title>
    <dc:creator>Douglas Rodrigues de Almeida</dc:creator>
    <dc:description>Integrante do Modelos de Documentos 2013.</dc:description>
    <meta:printed-by>Douglas Rodrigues de Almeida</meta:printed-by>
    <meta:document-statistic meta:table-count="0" meta:image-count="2" meta:object-count="0" meta:page-count="1" meta:paragraph-count="19" meta:word-count="214" meta:character-count="1366" meta:non-whitespace-character-count="1165"/>
    <meta:user-defined meta:name="Versão">1.0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